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oto Sans" svg:font-family="'Noto Sans'" style:font-family-generic="swiss"/>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3" style:family="paragraph" style:parent-style-name="Header">
      <style:paragraph-properties fo:text-align="end" style:justify-single-word="false"/>
    </style:style>
    <style:style style:name="P4" style:family="paragraph" style:parent-style-name="Text_20_body">
      <style:paragraph-properties fo:line-height="200%"/>
      <style:text-properties style:font-name="Times New Roman" fo:font-size="12pt" style:font-size-asian="12pt" style:font-size-complex="12pt"/>
    </style:style>
    <style:style style:name="P5" style:family="paragraph" style:parent-style-name="Text_20_body">
      <style:paragraph-properties fo:line-height="200%"/>
      <style:text-properties style:font-name="Times New Roman" fo:font-size="12pt" fo:font-weight="normal" officeooo:rsid="0000a0f1" officeooo:paragraph-rsid="0000a0f1" style:font-size-asian="12pt" style:font-size-complex="12pt"/>
    </style:style>
    <style:style style:name="P6" style:family="paragraph" style:parent-style-name="address">
      <style:paragraph-properties fo:line-height="200%"/>
      <style:text-properties style:font-name="Times New Roman" fo:font-size="12pt" officeooo:paragraph-rsid="0001b3db" style:font-size-asian="12pt" style:font-size-complex="12pt"/>
    </style:style>
    <style:style style:name="P7" style:family="paragraph" style:parent-style-name="address">
      <style:paragraph-properties fo:line-height="100%"/>
      <style:text-properties style:font-name="Times New Roman" fo:font-size="12pt" officeooo:paragraph-rsid="0000a0f1" style:font-size-asian="12pt" style:font-size-complex="12pt"/>
    </style:style>
    <style:style style:name="P8" style:family="paragraph" style:parent-style-name="sender_20_address" style:master-page-name="First_20_Page">
      <style:paragraph-properties fo:margin-top="0.0398in" fo:margin-bottom="0.4335in" style:contextual-spacing="false" fo:line-height="100%" fo:text-align="end" style:justify-single-word="false" style:page-number="auto">
        <style:tab-stops>
          <style:tab-stop style:position="5.4516in" style:type="right"/>
        </style:tab-stops>
      </style:paragraph-properties>
      <style:text-properties style:font-name="Times New Roman" fo:font-size="12pt" officeooo:paragraph-rsid="0001b3db" style:font-size-asian="12pt" style:font-size-complex="12pt"/>
    </style:style>
    <style:style style:name="T1" style:family="text">
      <style:text-properties fo:font-size="10pt" fo:font-weight="normal" officeooo:rsid="000e487e"/>
    </style:style>
    <style:style style:name="T2" style:family="text">
      <style:text-properties officeooo:rsid="00001841"/>
    </style:style>
    <style:style style:name="T3" style:family="text">
      <style:text-properties officeooo:rsid="00009ec2"/>
    </style:style>
    <style:style style:name="T4" style:family="text">
      <style:text-properties officeooo:rsid="0000a0f1"/>
    </style:style>
    <style:style style:name="T5" style:family="text">
      <style:text-properties officeooo:rsid="0001b3db"/>
    </style:style>
    <style:style style:name="T6" style:family="text">
      <style:text-properties fo:font-weight="normal" officeooo:rsid="000e487e"/>
    </style:style>
    <style:style style:name="T7" style:family="text">
      <style:text-properties officeooo:rsid="0002701b"/>
    </style:style>
    <style:style style:name="T8" style:family="text">
      <style:text-properties officeooo:rsid="000459f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text:span text:style-name="T2">Brandon Chavez</text:span><text:span text:style-name="T6"><text:line-break/></text:span><text:tab/><text:span text:style-name="T2">Build-It Bear Inc.</text:span><text:line-break/><text:tab/><text:span text:style-name="T2">123 Quite Finite Loop</text:span><text:line-break/><text:tab/><text:span text:style-name="T2">Codeville, WA 98225</text:span></text:p>
      <text:p text:style-name="P7"><text:span text:style-name="T2">Senior Leadership Personnel @ Fresh Enough Grocery Stores</text:span><text:line-break/><text:span text:style-name="T2">2520 Vegetate Lane</text:span><text:line-break/><text:span text:style-name="T2">Schenectady, NY 12345</text:span></text:p>
      <text:p text:style-name="P7">Dear <text:span text:style-name="T2">Senior Leadership Personnel,</text:span></text:p>
      <text:p text:style-name="P6"><text:span text:style-name="T2"><text:tab/></text:span><text:span text:style-name="T5">I</text:span><text:span text:style-name="T2">t has come to my attention that </text:span><text:span text:style-name="T3">our company’s resolution to exclusively hire employee candidates with severe, uncorrectable near vision impairment has made sorting some of our best-selling products a daunting proposition – in particular, those fruits which have similar weights, textures, and shapes. </text:span><text:span text:style-name="T5">Oranges and grapefruits are a key example of this. <text:tab/></text:span><text:span text:style-name="T3">I </text:span><text:span text:style-name="T5">recommend </text:span><text:span text:style-name="T3">that we use a publicly available dataset on key citrus fruit characteristics to create a Machine Learning </text:span><text:span text:style-name="T5">(ML) </text:span><text:span text:style-name="T3">algorithm which can easily and quickly sort oranges and grapefruits from each other with at least a 90% success rate. </text:span><text:span text:style-name="T4">Such an algorithm can then be used in conjunction with simple scales and camera systems to allow employees to rapidly sort incoming produce. This will dramatically reduce customer complaints, with improvement in sales and our overall reputation </text:span><text:span text:style-name="T5">being sure </text:span><text:span text:style-name="T4">to follow! </text:span><text:span text:style-name="T5">I am highly qualified for this undertaking, as an upcoming front end web development intern, and WGU Computer Science graduate. With a budget of $10,000, I can deliver such a ML algorithm and a UI which can be used to test its classification abilities. </text:span><text:span text:style-name="T8">Please review the details below.</text:span></text:p>
      <text:p text:style-name="P4"><text:span text:style-name="T4">Kind Regards</text:span>,</text:p>
      <text:p text:style-name="P5">Brandon Chave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oto Sans" svg:font-family="'Noto Sans'" style:font-family-generic="swiss"/>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text/>
      <number:day/>
      <number:text>/</number:text>
    </number:date-style>
    <number:date-style style:name="N10121" number:language="en" number:country="US">
      <number:year number:style="long"/>
      <number:text>/ </number:text>
      <number:month number:style="long" number:textual="true"/>
      <number:text/>
      <number:day/>
      <number:text>/</number:text>
    </number:date-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MT1" style:family="text">
      <style:text-properties officeooo:rsid="000270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s/><text:span text:style-name="MT1">of </text:span><text:span text:style-name="MT1"><text:page-count>1</text:page-count></text:span></text:p>
      </style:header>
      <style:footer>
        <text:p text:style-name="MP2"><text:page-number text:select-page="current">2</text:page-number></text:p>
      </style:footer>
    </style:master-page>
    <style:master-page style:name="First_20_Page" style:display-name="First Page" style:page-layout-name="Mpm2" draw:style-name="Mdp1" style:next-style-name="Standard">
      <style:header>
        <text:p text:style-name="MP1"><text:page-number text:select-page="current">1</text:page-number><text:s/><text:span text:style-name="MT1">of </text:span><text:span text:style-name="MT1"><text:page-count>1</text:page-count></text:spa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6T18:45:23.353701458</meta:creation-date>
    <meta:editing-duration>PT56M9S</meta:editing-duration>
    <meta:editing-cycles>3</meta:editing-cycles>
    <meta:generator>LibreOffice/7.3.2.2$MacOSX_X86_64 LibreOffice_project/49f2b1bff42cfccbd8f788c8dc32c1c309559be0</meta:generator>
    <dc:description>Modern business letter with sans-serif font </dc:description>
    <dc:title>Modern business letter sans-serif</dc:title>
    <dc:date>2022-04-26T20:31:19.920154894</dc:date>
    <meta:document-statistic meta:table-count="0" meta:image-count="0" meta:object-count="0" meta:page-count="1" meta:paragraph-count="10" meta:word-count="224" meta:character-count="1399" meta:non-whitespace-character-count="1178"/>
    <meta:template xlink:type="simple" xlink:actuate="onRequest" xlink:title="Modern business letter sans-serif" xlink:href="../../../../../../Applications/LibreOffice.app/Contents/Resources/template/common/officorr/Modern_business_letter_sans_serif.ott" meta:date="2022-04-26T18:45:23.028565057"/>
  </office:meta>
</office:document-meta>
</file>